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c0000" fo:font-size="12pt" style:text-underline-style="solid" style:text-underline-width="auto" style:text-underline-color="font-color" fo:font-weight="bold" officeooo:rsid="00057bc0" officeooo:paragraph-rsid="0008de19"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cc0000" fo:font-size="12pt" style:text-underline-style="solid" style:text-underline-width="auto" style:text-underline-color="font-color" officeooo:rsid="0016cff3" officeooo:paragraph-rsid="0008de19" style:font-size-asian="12pt" style:font-size-complex="12pt"/>
    </style:style>
    <style:style style:name="P3" style:family="paragraph" style:parent-style-name="Standard">
      <style:paragraph-properties fo:text-align="center" style:justify-single-word="false"/>
      <style:text-properties fo:color="#006600" fo:font-size="12pt" style:text-underline-style="solid" style:text-underline-width="auto" style:text-underline-color="font-color" fo:font-weight="bold" officeooo:rsid="00438fae" officeooo:paragraph-rsid="0008de19"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6600" fo:font-size="12pt" style:text-underline-style="solid" style:text-underline-width="auto" style:text-underline-color="font-color" fo:font-weight="bold" officeooo:rsid="005159fd" officeooo:paragraph-rsid="0008de19"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none" officeooo:rsid="0017026d" officeooo:paragraph-rsid="0008de19" style:font-size-asian="12pt" style:font-size-complex="12pt"/>
    </style:style>
    <style:style style:name="P6" style:family="paragraph" style:parent-style-name="Standard">
      <style:paragraph-properties fo:text-align="start" style:justify-single-word="false"/>
      <style:text-properties style:use-window-font-color="true" fo:font-size="12pt" style:text-underline-style="none" officeooo:rsid="002b4755" officeooo:paragraph-rsid="0008de19" style:font-size-asian="12pt" style:font-size-complex="12pt"/>
    </style:style>
    <style:style style:name="P7" style:family="paragraph" style:parent-style-name="Standard">
      <style:paragraph-properties fo:text-align="start" style:justify-single-word="false"/>
      <style:text-properties style:use-window-font-color="true" fo:font-size="12pt" style:text-underline-style="none" officeooo:rsid="002db98a" officeooo:paragraph-rsid="0008de19" style:font-size-asian="12pt" style:font-size-complex="12pt"/>
    </style:style>
    <style:style style:name="P8" style:family="paragraph" style:parent-style-name="Standard">
      <style:paragraph-properties fo:text-align="start" style:justify-single-word="false"/>
      <style:text-properties style:use-window-font-color="true" fo:font-size="12pt" style:text-underline-style="none" fo:font-weight="normal" officeooo:rsid="00438fae" officeooo:paragraph-rsid="0008de19"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use-window-font-color="true" fo:font-size="12pt" style:text-underline-style="none" fo:font-weight="normal" officeooo:rsid="004a8a53" officeooo:paragraph-rsid="0008de1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fo:font-size="12pt" style:text-underline-style="none" fo:font-weight="normal" officeooo:rsid="0032dc66" officeooo:paragraph-rsid="0008de1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fo:font-size="12pt" style:text-underline-style="none" fo:font-weight="normal" officeooo:rsid="004bbab3" officeooo:paragraph-rsid="0008de19" style:font-size-asian="12pt" style:font-weight-asian="normal" style:font-size-complex="12pt" style:font-weight-complex="normal"/>
    </style:style>
    <style:style style:name="P12" style:family="paragraph" style:parent-style-name="Standard">
      <style:text-properties fo:font-size="12pt" officeooo:paragraph-rsid="0008de19" style:font-size-asian="12pt" style:font-size-complex="12pt"/>
    </style:style>
    <style:style style:name="P13" style:family="paragraph" style:parent-style-name="Standard">
      <style:paragraph-properties fo:text-align="center" style:justify-single-word="false"/>
      <style:text-properties fo:font-size="12pt" officeooo:paragraph-rsid="0008de19" style:font-size-asian="12pt" style:font-size-complex="12pt"/>
    </style:style>
    <style:style style:name="P14" style:family="paragraph" style:parent-style-name="Standard">
      <style:text-properties fo:font-size="12pt" officeooo:rsid="000af3ee" officeooo:paragraph-rsid="0008de19" style:font-size-asian="12pt" style:font-size-complex="12pt"/>
    </style:style>
    <style:style style:name="P15" style:family="paragraph" style:parent-style-name="Standard">
      <style:text-properties fo:font-size="12pt" officeooo:rsid="000c3ff1" officeooo:paragraph-rsid="0008de19" style:font-size-asian="12pt" style:font-size-complex="12pt"/>
    </style:style>
    <style:style style:name="P16" style:family="paragraph" style:parent-style-name="Standard">
      <style:text-properties fo:font-size="12pt" officeooo:rsid="001375c1" officeooo:paragraph-rsid="0008de19" style:font-size-asian="12pt" style:font-size-complex="12pt"/>
    </style:style>
    <style:style style:name="P17" style:family="paragraph" style:parent-style-name="Standard">
      <style:paragraph-properties fo:text-align="center" style:justify-single-word="false"/>
      <style:text-properties fo:font-size="12pt" officeooo:rsid="0015fa16" officeooo:paragraph-rsid="0008de19" style:font-size-asian="12pt" style:font-size-complex="12pt"/>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52b0" officeooo:paragraph-rsid="0008de19"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cc0000" fo:font-size="12pt" style:text-underline-style="solid" style:text-underline-width="auto" style:text-underline-color="font-color" fo:font-weight="bold" officeooo:rsid="0016cff3" officeooo:paragraph-rsid="000a3c2f"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c0000" fo:font-size="12pt" style:text-underline-style="solid" style:text-underline-width="auto" style:text-underline-color="font-color" fo:font-weight="bold" officeooo:rsid="004ff279" officeooo:paragraph-rsid="0008de1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cc0000" fo:font-size="12pt" style:text-underline-style="solid" style:text-underline-width="auto" style:text-underline-color="font-color" fo:font-weight="bold" officeooo:rsid="004ff279" officeooo:paragraph-rsid="0008de1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use-window-font-color="true" fo:font-size="12pt" style:text-underline-style="none" fo:font-weight="normal" officeooo:rsid="004a8a53" officeooo:paragraph-rsid="0008de19"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use-window-font-color="true" fo:font-size="12pt" style:text-underline-style="none" fo:font-weight="normal" officeooo:rsid="004a8a53" officeooo:paragraph-rsid="0008de1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fo:font-size="12pt" style:text-underline-style="none" fo:font-weight="normal" officeooo:rsid="000b87a2" officeooo:paragraph-rsid="000b87a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fo:font-size="12pt" style:text-underline-style="none" fo:font-weight="normal" officeooo:rsid="004c40b0" officeooo:paragraph-rsid="0008de19"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6600" fo:font-size="12pt" style:text-underline-style="solid" style:text-underline-width="auto" style:text-underline-color="font-color" officeooo:rsid="002c1bf8" officeooo:paragraph-rsid="0008de19" style:font-size-asian="12pt" style:font-size-complex="12pt"/>
    </style:style>
    <style:style style:name="P27" style:family="paragraph" style:parent-style-name="Standard">
      <style:paragraph-properties fo:text-align="center" style:justify-single-word="false"/>
      <style:text-properties fo:color="#006600" fo:font-size="12pt" style:text-underline-style="solid" style:text-underline-width="auto" style:text-underline-color="font-color" officeooo:rsid="002b4755" officeooo:paragraph-rsid="0008de19" style:font-size-asian="12pt" style:font-size-complex="12pt"/>
    </style:style>
    <style:style style:name="P28" style:family="paragraph" style:parent-style-name="Standard">
      <style:paragraph-properties fo:text-align="center" style:justify-single-word="false"/>
      <style:text-properties fo:color="#006600" fo:font-size="12pt" style:text-underline-style="solid" style:text-underline-width="auto" style:text-underline-color="font-color" fo:font-weight="bold" officeooo:rsid="00438fae" officeooo:paragraph-rsid="0008de19"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officeooo:paragraph-rsid="0008de19" style:font-size-asian="12pt" style:font-size-complex="12pt"/>
    </style:style>
    <style:style style:name="P30" style:family="paragraph" style:parent-style-name="Standard">
      <style:paragraph-properties fo:text-align="center" style:justify-single-word="false"/>
      <style:text-properties fo:font-size="12pt" officeooo:rsid="0015fa16" officeooo:paragraph-rsid="0008de19" style:font-size-asian="12pt" style:font-size-complex="12pt"/>
    </style:style>
    <style:style style:name="P3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52b0" officeooo:paragraph-rsid="0008de19" style:font-size-asian="12pt" style:font-weight-asian="bold" style:font-size-complex="12pt" style:font-weight-complex="bold"/>
    </style:style>
    <style:style style:name="T1" style:family="text">
      <style:text-properties officeooo:rsid="00286390"/>
    </style:style>
    <style:style style:name="T2" style:family="text">
      <style:text-properties officeooo:rsid="00644a17"/>
    </style:style>
    <style:style style:name="T3" style:family="text">
      <style:text-properties officeooo:rsid="003734b3"/>
    </style:style>
    <style:style style:name="T4" style:family="text">
      <style:text-properties style:use-window-font-color="true"/>
    </style:style>
    <style:style style:name="T5" style:family="text">
      <style:text-properties style:use-window-font-color="true" style:text-underline-style="none" fo:font-weight="normal" style:font-weight-asian="normal" style:font-weight-complex="normal"/>
    </style:style>
    <style:style style:name="T6" style:family="text">
      <style:text-properties style:use-window-font-color="true" officeooo:rsid="002a324d"/>
    </style:style>
    <style:style style:name="T7" style:family="text">
      <style:text-properties style:use-window-font-color="true" officeooo:rsid="00238478"/>
    </style:style>
    <style:style style:name="T8" style:family="text">
      <style:text-properties style:use-window-font-color="true" officeooo:rsid="000a77b3"/>
    </style:style>
    <style:style style:name="T9" style:family="text">
      <style:text-properties style:use-window-font-color="true" fo:font-style="normal" style:text-underline-style="none" officeooo:rsid="002409df" style:font-style-asian="normal" style:font-style-complex="normal"/>
    </style:style>
    <style:style style:name="T10" style:family="text">
      <style:text-properties style:use-window-font-color="true" fo:font-style="normal" style:text-underline-style="none" officeooo:rsid="004a8a53" style:font-style-asian="normal" style:font-style-complex="normal"/>
    </style:style>
    <style:style style:name="T11" style:family="text">
      <style:text-properties style:use-window-font-color="true" fo:font-style="normal" style:text-underline-style="none" officeooo:rsid="002a324d" style:font-style-asian="normal" style:font-style-complex="normal"/>
    </style:style>
    <style:style style:name="T12" style:family="text">
      <style:text-properties style:use-window-font-color="true" fo:font-style="normal" style:text-underline-style="none" officeooo:rsid="000f949e" style:font-style-asian="normal" style:font-style-complex="normal"/>
    </style:style>
    <style:style style:name="T13" style:family="text">
      <style:text-properties style:use-window-font-color="true" officeooo:rsid="00230e40"/>
    </style:style>
    <style:style style:name="T14" style:family="text">
      <style:text-properties style:use-window-font-color="true" fo:font-size="12pt" style:text-underline-style="none" fo:font-weight="normal" officeooo:rsid="0010d541" style:font-size-asian="12pt" style:font-weight-asian="normal" style:font-size-complex="12pt" style:font-weight-complex="normal"/>
    </style:style>
    <style:style style:name="T15" style:family="text">
      <style:text-properties style:use-window-font-color="true" fo:font-size="12pt" officeooo:rsid="00230e40" style:font-size-asian="12pt" style:font-size-complex="12pt"/>
    </style:style>
    <style:style style:name="T16" style:family="text">
      <style:text-properties style:use-window-font-color="true" fo:font-size="12pt" officeooo:rsid="00238478" style:font-size-asian="12pt" style:font-size-complex="12pt"/>
    </style:style>
    <style:style style:name="T17" style:family="text">
      <style:text-properties style:use-window-font-color="true" fo:font-size="12pt" officeooo:rsid="002a324d" style:font-size-asian="12pt" style:font-size-complex="12pt"/>
    </style:style>
    <style:style style:name="T18" style:family="text">
      <style:text-properties style:use-window-font-color="true" fo:font-size="12pt" officeooo:rsid="000a77b3" style:font-size-asian="12pt" style:font-size-complex="12pt"/>
    </style:style>
    <style:style style:name="T19" style:family="text">
      <style:text-properties style:use-window-font-color="true" fo:font-size="12pt" fo:font-style="normal" style:text-underline-style="none" officeooo:rsid="002409df" style:font-size-asian="12pt" style:font-style-asian="normal" style:font-size-complex="12pt" style:font-style-complex="normal"/>
    </style:style>
    <style:style style:name="T20" style:family="text">
      <style:text-properties style:use-window-font-color="true" fo:font-size="12pt" fo:font-style="normal" style:text-underline-style="none" officeooo:rsid="004a8a53" style:font-size-asian="12pt" style:font-style-asian="normal" style:font-size-complex="12pt" style:font-style-complex="normal"/>
    </style:style>
    <style:style style:name="T21" style:family="text">
      <style:text-properties style:use-window-font-color="true" fo:font-size="12pt" fo:font-style="normal" style:text-underline-style="none" officeooo:rsid="002a324d" style:font-size-asian="12pt" style:font-style-asian="normal" style:font-size-complex="12pt" style:font-style-complex="normal"/>
    </style:style>
    <style:style style:name="T22" style:family="text">
      <style:text-properties style:use-window-font-color="true" fo:font-size="12pt" fo:font-style="normal" style:text-underline-style="none" officeooo:rsid="000f949e" style:font-size-asian="12pt" style:font-style-asian="normal" style:font-size-complex="12pt" style:font-style-complex="normal"/>
    </style:style>
    <style:style style:name="T23" style:family="text">
      <style:text-properties fo:color="#cc0000"/>
    </style:style>
    <style:style style:name="T24" style:family="text">
      <style:text-properties fo:color="#cc0000" style:text-underline-style="solid" style:text-underline-width="auto" style:text-underline-color="font-color" fo:font-weight="bold" officeooo:rsid="00095486" style:font-weight-asian="bold" style:font-weight-complex="bold"/>
    </style:style>
    <style:style style:name="T25" style:family="text">
      <style:text-properties fo:color="#cc0000" style:text-underline-style="solid" style:text-underline-width="auto" style:text-underline-color="font-color" fo:font-weight="bold" officeooo:rsid="0008768f" style:font-weight-asian="bold" style:font-weight-complex="bold"/>
    </style:style>
    <style:style style:name="T26" style:family="text">
      <style:text-properties fo:color="#cc0000" officeooo:rsid="00095486"/>
    </style:style>
    <style:style style:name="T27" style:family="text">
      <style:text-properties officeooo:rsid="003bb27b"/>
    </style:style>
    <style:style style:name="T28" style:family="text">
      <style:text-properties officeooo:rsid="00108fa7"/>
    </style:style>
    <style:style style:name="T29" style:family="text">
      <style:text-properties officeooo:rsid="003e7ca2"/>
    </style:style>
    <style:style style:name="T30" style:family="text">
      <style:text-properties officeooo:rsid="0037a361"/>
    </style:style>
    <style:style style:name="T31" style:family="text">
      <style:text-properties officeooo:rsid="000c3ff1"/>
    </style:style>
    <style:style style:name="T32" style:family="text">
      <style:text-properties officeooo:rsid="00313010"/>
    </style:style>
    <style:style style:name="T33" style:family="text">
      <style:text-properties officeooo:rsid="003d35dc"/>
    </style:style>
    <style:style style:name="T34" style:family="text">
      <style:text-properties officeooo:rsid="001663a9"/>
    </style:style>
    <style:style style:name="T35" style:family="text">
      <style:text-properties officeooo:rsid="0066494b"/>
    </style:style>
    <style:style style:name="T36" style:family="text">
      <style:text-properties officeooo:rsid="001375c1"/>
    </style:style>
    <style:style style:name="T37" style:family="text">
      <style:text-properties officeooo:rsid="0038c56c"/>
    </style:style>
    <style:style style:name="T38" style:family="text">
      <style:text-properties officeooo:rsid="003f9bad"/>
    </style:style>
    <style:style style:name="T39" style:family="text">
      <style:text-properties officeooo:rsid="003ffbb7"/>
    </style:style>
    <style:style style:name="T40" style:family="text">
      <style:text-properties fo:font-style="normal" style:font-style-asian="normal" style:font-style-complex="normal"/>
    </style:style>
    <style:style style:name="T41" style:family="text">
      <style:text-properties fo:font-style="normal" officeooo:rsid="000a77b3" style:font-style-asian="normal" style:font-style-complex="normal"/>
    </style:style>
    <style:style style:name="T42" style:family="text">
      <style:text-properties fo:color="#0000cc" fo:font-style="normal" style:text-underline-style="none" officeooo:rsid="002409df" style:font-style-asian="normal" style:font-style-complex="normal"/>
    </style:style>
    <style:style style:name="T43" style:family="text">
      <style:text-properties fo:color="#0000cc" fo:font-size="12pt" fo:font-style="normal" style:text-underline-style="none" officeooo:rsid="002409df" style:font-size-asian="12pt" style:font-style-asian="normal" style:font-size-complex="12pt" style:font-style-complex="normal"/>
    </style:style>
    <style:style style:name="T44" style:family="text">
      <style:text-properties fo:color="#006600" style:text-underline-style="solid" style:text-underline-width="auto" style:text-underline-color="font-color" fo:font-weight="bold" style:font-weight-asian="bold" style:font-weight-complex="bold"/>
    </style:style>
    <style:style style:name="T45" style:family="text">
      <style:text-properties fo:color="#006600" style:text-underline-style="solid" style:text-underline-width="auto" style:text-underline-color="font-color" fo:font-weight="bold" officeooo:rsid="004c34f3" style:font-weight-asian="bold" style:font-weight-complex="bold"/>
    </style:style>
    <style:style style:name="T46" style:family="text">
      <style:text-properties fo:color="#006600" style:text-underline-style="solid" style:text-underline-width="auto" style:text-underline-color="font-color" fo:font-weight="bold" officeooo:rsid="0032dc66" style:font-weight-asian="bold" style:font-weight-complex="bold"/>
    </style:style>
    <style:style style:name="T47" style:family="text">
      <style:text-properties fo:color="#006600" style:text-underline-style="solid" style:text-underline-width="auto" style:text-underline-color="font-color" fo:font-weight="bold" officeooo:rsid="0030ac82" style:font-weight-asian="bold" style:font-weight-complex="bold"/>
    </style:style>
    <style:style style:name="T48" style:family="text">
      <style:text-properties fo:color="#006600" fo:font-weight="bold" style:font-weight-asian="bold" style:font-weight-complex="bold"/>
    </style:style>
    <style:style style:name="T49" style:family="text">
      <style:text-properties fo:color="#006600" fo:font-weight="bold" officeooo:rsid="002b4755" style:font-weight-asian="bold" style:font-weight-complex="bold"/>
    </style:style>
    <style:style style:name="T50" style:family="text">
      <style:text-properties fo:color="#006600" fo:font-weight="bold" officeooo:rsid="0017026d" style:font-weight-asian="bold" style:font-weight-complex="bold"/>
    </style:style>
    <style:style style:name="T51" style:family="text">
      <style:text-properties fo:color="#006600" fo:font-weight="bold" officeooo:rsid="004c34f3" style:font-weight-asian="bold" style:font-weight-complex="bold"/>
    </style:style>
    <style:style style:name="T52" style:family="text">
      <style:text-properties officeooo:rsid="0018982c"/>
    </style:style>
    <style:style style:name="T53" style:family="text">
      <style:text-properties officeooo:rsid="004c34f3"/>
    </style:style>
    <style:style style:name="T54" style:family="text">
      <style:text-properties officeooo:rsid="00413c3e"/>
    </style:style>
    <style:style style:name="T55" style:family="text">
      <style:text-properties officeooo:rsid="0043058d"/>
    </style:style>
    <style:style style:name="T56" style:family="text">
      <style:text-properties fo:color="#000000"/>
    </style:style>
    <style:style style:name="T57" style:family="text">
      <style:text-properties fo:color="#000000" officeooo:rsid="00238478"/>
    </style:style>
    <style:style style:name="T58" style:family="text">
      <style:text-properties fo:color="#000000" officeooo:rsid="004a8a53"/>
    </style:style>
    <style:style style:name="T59" style:family="text">
      <style:text-properties fo:color="#000000" officeooo:rsid="00230e40"/>
    </style:style>
    <style:style style:name="T60" style:family="text">
      <style:text-properties fo:color="#000000" fo:font-size="12pt" officeooo:rsid="00230e40" style:font-size-asian="12pt" style:font-size-complex="12pt"/>
    </style:style>
    <style:style style:name="T61" style:family="text">
      <style:text-properties fo:color="#000000" fo:font-size="12pt" officeooo:rsid="00238478" style:font-size-asian="12pt" style:font-size-complex="12pt"/>
    </style:style>
    <style:style style:name="T62" style:family="text">
      <style:text-properties fo:color="#000000" fo:font-size="12pt" officeooo:rsid="004a8a53" style:font-size-asian="12pt" style:font-size-complex="12pt"/>
    </style:style>
    <style:style style:name="T63" style:family="text">
      <style:text-properties officeooo:rsid="0033d51c"/>
    </style:style>
    <style:style style:name="T64" style:family="text">
      <style:text-properties officeooo:rsid="002e7d0c"/>
    </style:style>
    <style:style style:name="T65" style:family="text">
      <style:text-properties style:text-underline-style="solid" style:text-underline-width="auto" style:text-underline-color="font-color" officeooo:rsid="0043fc39"/>
    </style:style>
    <style:style style:name="T66" style:family="text">
      <style:text-properties officeooo:rsid="0043fc39"/>
    </style:style>
    <style:style style:name="T67" style:family="text">
      <style:text-properties officeooo:rsid="004e44b7"/>
    </style:style>
    <style:style style:name="T68" style:family="text">
      <style:text-properties officeooo:rsid="00525f23"/>
    </style:style>
    <style:style style:name="T69" style:family="text">
      <style:text-properties fo:font-weight="bold" style:font-weight-asian="bold" style:font-weight-complex="bold"/>
    </style:style>
    <style:style style:name="T70" style:family="text">
      <style:text-properties fo:font-weight="bold" officeooo:rsid="004c34f3" style:font-weight-asian="bold" style:font-weight-complex="bold"/>
    </style:style>
    <style:style style:name="T71" style:family="text">
      <style:text-properties officeooo:rsid="000b87a2"/>
    </style:style>
    <style:style style:name="T72" style:family="text">
      <style:text-properties officeooo:rsid="000d278b"/>
    </style:style>
    <style:style style:name="T73" style:family="text">
      <style:text-properties officeooo:rsid="000da90a"/>
    </style:style>
    <style:style style:name="T74" style:family="text">
      <style:text-properties officeooo:rsid="000fc8a1"/>
    </style:style>
    <style:style style:name="T75" style:family="text">
      <style:text-properties officeooo:rsid="0010d541"/>
    </style:style>
    <style:style style:name="T76" style:family="text">
      <style:text-properties officeooo:rsid="00230e40"/>
    </style:style>
    <style:style style:name="T77" style:family="text">
      <style:text-properties fo:font-size="12pt" officeooo:rsid="00413c3e" style:font-size-asian="12pt" style:font-size-complex="12pt"/>
    </style:style>
    <style:style style:name="T78" style:family="text">
      <style:text-properties fo:font-size="12pt" officeooo:rsid="00230e40" style:font-size-asian="12pt" style:font-size-complex="12pt"/>
    </style:style>
    <style:style style:name="T79" style:family="text">
      <style:text-properties officeooo:rsid="001243be"/>
    </style:style>
    <style:style style:name="T80" style:family="text">
      <style:text-properties officeooo:rsid="0012b6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P</text:span>ourquoi avons-nous choisi ce projet:</text:p>
      <text:p text:style-name="P12"><text:span text:style-name="T2">Le choix de ce projet nous est venu très rapidement,</text:span> <text:span text:style-name="T3">réaliser un mini-jeu est très plaisant, c'était ce qui nous attirait le plus. Le jeu snake nous paraissait intéressant à réaliser lorsque l'on observe les différents mécanismes du jeu. De plus </text:span>il nous paraissait adapté à nos compétences en ISN, et réalisable avec le langage appris: Python.</text:p>
      <text:p text:style-name="P18"><text:span text:style-name="T26"/></text:p>
      <text:p text:style-name="P18"><text:span text:style-name="T26">II\</text:span><text:span text:style-name="T23">Principe du jeu snake:</text:span></text:p>
      <text:p text:style-name="P12">Le jeu snake, de l'anglais signifiant «serpent», est un jeu vidéo populaire créé au milieu des années 1970. Le joueur contrôle <text:span text:style-name="T73">une </text:span>créature semblable à un serpent, qui doit slalomer entre les bords de l'écran et les obstacles qui parsèment le niveau. Pour gagner chacun des niveaux, le joueur doit faire manger à son serpent un certain nombre de fruits allongeant à chaque fois la taille du serpent. <text:span text:style-name="T73">L</text:span>e joueur ne peut que lui indiquer une direction à suivre <text:span text:style-name="T74">à chaque </text:span><text:s/>(en haut, en bas, à gauche, à droite) afin d'éviter que la tête du serpent ne touche les murs ou son propre corps, auquel cas il risque de mourir</text:p>
      <text:p text:style-name="P13"><text:span text:style-name="T24"/></text:p>
      <text:p text:style-name="P13"><text:span text:style-name="T24">III\Début du projet</text:span><text:span text:style-name="T25">:</text:span></text:p>
      <text:p text:style-name="P12">En commençant nos recherches pour la réalisation du projet ils nous <text:span text:style-name="T27">a</text:span> semblé utile d’installer pygame. Pygame est une bibliothèque libre multiplate-forme qui facilite le développement de jeux vidéo avec le langage de programmation Python.</text:p>
      <text:p text:style-name="P14">Ensuite, nous avons cherch<text:span text:style-name="T27">é</text:span> sur internet des exemples de codes du jeu <text:span text:style-name="T28">snake </text:span>pour nous rendre co<text:span text:style-name="T29">mp</text:span>te d<text:span text:style-name="T30">e l'ampleur du</text:span> projet. <text:span text:style-name="T31">Nous avons réussi à identifier les différentes étapes du programme et à comprendre les bases du code que nous allons devoir effectuer. En observant ces codes, nous avons remarqué que pygame n’était pas utilisé, nous avons alors pris la décision de ne pas utiliser pygame car il n’est pas indispensable, et risquerait de nous compliquer le travail. Ensuite nous avons cherché à modifier un des codes trouvés, celui qui nous paraissait le plus simple, pour mieux comprendre les fonctions utilisées en modifiant certaines données. Malgré cela, </text:span>nous avons eu du mal à comprendre <text:span text:style-name="T31">entièrement </text:span>le programme. <text:span text:style-name="T32">D'une part car ils étaient en anglais ce qui nous a empêché de comprendre entièrement les explications et d'autre part car</text:span> nos capacités de codage avec python sont réduites. <text:span text:style-name="T32">En effet, certaines </text:span>fonctions utilisé<text:span text:style-name="T33">es dans le code étaient trop compliquées pour nous, notamment une des fonctions principales celle qui permettait le déplacement du serpent.</text:span></text:p>
      <text:p text:style-name="P17"><text:span text:style-name="T47"/></text:p>
      <text:p text:style-name="P17"><text:span text:style-name="T47">A\</text:span><text:span text:style-name="T44">Répartition des tâches:</text:span></text:p>
      <text:p text:style-name="P15"><text:span text:style-name="T34">Pour sortir de ce problème, n</text:span>ous avons demandé de l'aide à une connaissance qui est étudiant en maths <text:span text:style-name="T1">informatique</text:span>. Il nous à alors expliqué pas à pas la réalisation de notre code en nous indiquant les fonctions qu'ils <text:span text:style-name="T35">faillaient</text:span> utilis<text:span text:style-name="T35">er</text:span>. <text:span text:style-name="T36">Loïc et moi nous sommes occupés de la réalisation du nouveau code, nous avons suivi chacun de notre côté les instructions données, puis nous les mettions en commun pour réparer d'éventuelles erreurs.</text:span></text:p>
      <text:p text:style-name="P16"><text:span text:style-name="T37">Ensuite </text:span>pour rendre notre projet plus agréable, nous avons eu l'idée d'intégrer à notre jeu un menu. Indépendamment à la réalisation du code, Kévin s'est donc occupé de réalis<text:span text:style-name="T38">er</text:span> le menu. Pour cela il l’a codé en utilisant python mais aussi pygame. Il s’est aussi occup<text:span text:style-name="T38">é</text:span> d’ajouter une musique de fond pendant le temps de la partie qui nécessitait aussi pygame.</text:p>
      <text:p text:style-name="P19"/>
      <text:p text:style-name="P19">IV\Réalisation du projet:</text:p>
      <text:p text:style-name="P2"><text:span text:style-name="T48">A\</text:span><text:span text:style-name="T49">Interface</text:span><text:span text:style-name="T48"> </text:span><text:span text:style-name="T50">d</text:span><text:span text:style-name="T49">e la fenêtre d</text:span><text:span text:style-name="T51">e</text:span><text:span text:style-name="T49"> jeu</text:span><text:span text:style-name="T48">:</text:span></text:p>
      <text:p text:style-name="P5">La fenêtre du jeu est composée <text:span text:style-name="T39">de</text:span> deux parties: d'abord la partie la plus petite en haut représente la barre des scores, et la partie la plus grande représente <text:span text:style-name="T52">le plateau</text:span> de jeu. <text:span text:style-name="T75">Un repère est intégré au <text:s/>plateau de jeu qui est composé de 75 cases, chacune des cases possèdent des coordonnées.</text:span></text:p>
      <text:p text:style-name="P6"><text:span text:style-name="T41">L</text:span><text:span text:style-name="T40">'affichage de la fenêtre s'adapte à la taille de l'écran de l'ordinateur. </text:span><text:span text:style-name="T41">Grâce a deux fonctions qui</text:span><text:span text:style-name="T40"> permettent <text:s/>de récupérer les dimensions de l'écran sur lequel la fenêtre s'ouvre, puis la fonction fenetre.geometry nous à permis de définir la taille de la fenêtre en fonction de la taille de l'écran.</text:span></text:p>
      <text:p text:style-name="P27"><text:span text:style-name="T70"/></text:p>
      <text:p text:style-name="P27"><text:soft-page-break/><text:span text:style-name="T70">C</text:span><text:span text:style-name="T69">\Créations du serpent et du fruit:</text:span></text:p>
      <text:p text:style-name="Standard">Nous souhaitons que le serpent et le fruit se génère aléatoirement dans le plateau de jeu. Grâce aux cases du plateau nous avons défini une fonction qui génère aléatoirement en début de partie les coordonnées d'une case. <text:s/>A partir de ces coordonnées une fonction créé <text:span text:style-name="T75">un</text:span> rectangle et le colorie en vert afin de symboliser le serpent. Nous avons utilisé le même principe pour crée le fruit. Mais pour générer un fruit, il faut veillez à ce que celui-ci n'apparaisse pas à l'intérieur du serpent, car le but est d'aller chercher le fruit, pas qu'il nous tombe directement dessus. C'est pourquoi nous avons ajouté une fonction qui permet de déterminer si les coordonnées de la case où va se trouver le fruit sont dans le snake ou pas. De là, un nouveau fruit se dessine aléatoiremen à chaque fois que le précédent vient d'être mangé, à condition qu'il ne soit pas dans le serpent. </text:p>
      <text:p text:style-name="P26"><text:span text:style-name="T70"/></text:p>
      <text:p text:style-name="P26"><text:span text:style-name="T70">D</text:span><text:span text:style-name="T69">\Déplacement du serpent:</text:span></text:p>
      <text:p text:style-name="P7">Le déplacement du serpent se fait avec les quatre touches directionnels du clavier. Il nous à donc fallu créer quatre fonctions différentes pour chacune de ces touches. Grâce au repère de notre plateau de jeu nous avons associé à chacune des flèches une direction. <text:span text:style-name="T63">Cette direction est </text:span>sous forme de coordonnées.<text:span text:style-name="T64">Chaque flèches directionnels à une fonction qui permet de détecter lorsque l'on appuie sur l'une d'entre elles et de lancer directement le mouvement qui lui correspond. </text:span></text:p>
      <text:p text:style-name="P3"/>
      <text:p text:style-name="P3"><text:span text:style-name="T53">E</text:span>\Agrandissement du serpent:</text:p>
      <text:p text:style-name="P24">Lorsque le serpent s'agrandit, une nouvelle case s'ajoute et cette nouvelle case est la nouvelle tete <text:span text:style-name="T79">d</text:span>u serpent. Pour déterminer l'emplacement de la nouvellle tête, <text:span text:style-name="T66">on doit récupérer les coordonnées de la dernière case ajoutée au serpent à l'instant où il récupère le fruit. </text:span>C<text:span text:style-name="T66">es coordonnées </text:span>sont<text:span text:style-name="T66"> </text:span><text:span text:style-name="T65">AncienneTeteX</text:span><text:span text:style-name="T66">, et </text:span><text:span text:style-name="T65">AncienneTeteY</text:span><text:span text:style-name="T66"> <text:s text:c="2"/></text:span>qui corresponde au dernier élément de la liste snake<text:span text:style-name="T66">. Ensuite on récupère la direction du </text:span><text:span text:style-name="T65">mouvement</text:span><text:span text:style-name="T66"> réalisé par le joueur au même instant </text:span>avec <text:span text:style-name="T65">MouvementX</text:span><text:span text:style-name="T66"> et </text:span><text:span text:style-name="T65">MouvementY</text:span><text:span text:style-name="T66">. Grâce à ces coordonnées on peut définir la position de la nouvelle tête du serpent qui sera donc égale aux coordonnés de: (AncienneTeteX + MouvementX, AncienneTeteY + MouvementY)</text:span></text:p>
      <text:p text:style-name="P8"><text:s/><text:span text:style-name="T66">Ensuite, on détermine lorsque le serpent mange un fruit, c'est-à-dire lorsque les coordonnées de la nouvelle tête sont égaux aux coordonnées de la variable </text:span><text:span text:style-name="T65">fruit</text:span><text:span text:style-name="T66">. De là on génère un nouveau fruit et on augmente le score de la partie de 1 point.</text:span></text:p>
      <text:p text:style-name="P22">La deuxième partie de la boucle agit lorsque l'on ne mange pas de fruit, on enlève alors le dernier élément de la liste sna<text:span text:style-name="T71">ke, </text:span>on ne grandit pas.</text:p>
      <text:p text:style-name="P9"><text:span text:style-name="T45"/></text:p>
      <text:p text:style-name="P9"><text:span text:style-name="T45">F</text:span><text:span text:style-name="T46">\Fin de la partie:</text:span></text:p>
      <text:p text:style-name="P10">La partie est finie lorsque le joueur meurt. Le joueur est considéré comme mort à plusieurs conditions: lorsque le serpent se mort la queue et lorsqu'il dépasse les bords de la fenêtre. <text:span text:style-name="T63">Nous définissons alors une nouvelle fonction qui lorsque q'une de ces deux conditions est détecter associe à la variable perdu le chiffre 1, ce qui signifie que le joueur est mort.</text:span></text:p>
      <text:p text:style-name="P11">De là, on réinitialise <text:span text:style-name="T72">l</text:span>e jeu <text:span text:style-name="T72">en</text:span> rétabli<text:span text:style-name="T72">ssant</text:span> les valeurs initiales de toutes les variables du programme. </text:p>
      <text:p text:style-name="P25"/>
      <text:p text:style-name="P25"><text:span text:style-name="T80">Enfin, </text:span>nous avons défini la fonction <text:span text:style-name="T72">principale qui</text:span> <text:span text:style-name="T67">se lance dès le début de la partie dans les fonctions initiales et</text:span> permet de lancer toutes les autres fonctions <text:span text:style-name="T80">du programme.</text:span></text:p>
      <text:p text:style-name="P20"/>
      <text:p text:style-name="P21"/>
      <text:p text:style-name="P21">V\Conclusion:</text:p>
      <text:p text:style-name="P4">A\Améliorations possibles du projet:</text:p>
      <text:p text:style-name="P16"><text:span text:style-name="T80">Pour conclure, mes idées p</text:span>our améliorer le <text:span text:style-name="T68">programme sont d'ajouter </text:span>la <text:span text:style-name="T68">possibilité</text:span> de mettre le jeu en «<text:span text:style-name="T68">p</text:span>aus<text:span text:style-name="T68">e</text:span>», <text:span text:style-name="T68">ce qui apporterait un confort en plus pour le joueur. Aussi, nous pourrions augmenter la difficulté du jeu et le faire varier en ajoutant des obstacles au joueur. Comme par exemple des fruit qui apporteraient des malus. Pour aller encore plus loin, nous pourrions changer le fond du jeu et accélérer la vitesse du serpent au bout d'un certain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2M55S</meta:editing-duration>
    <meta:editing-cycles>11</meta:editing-cycles>
    <meta:generator>LibreOffice/5.0.6.3$Windows_x86 LibreOffice_project/490fc03b25318460cfc54456516ea2519c11d1aa</meta:generator>
    <dc:date>2016-05-26T20:29:01.984000000</dc:date>
    <meta:document-statistic meta:table-count="0" meta:image-count="0" meta:object-count="0" meta:page-count="2" meta:paragraph-count="29" meta:word-count="1249" meta:character-count="7523" meta:non-whitespace-character-count="6293"/>
    <meta:user-defined meta:name="Info 1"/>
    <meta:user-defined meta:name="Info 2"/>
    <meta:user-defined meta:name="Info 3"/>
    <meta:user-defined meta:name="Info 4"/>
  </office:meta>
</office:document-meta>
</file>